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4" style:family="table">
      <style:table-properties style:width="9.151cm" table:align="left"/>
    </style:style>
    <style:style style:name="Tableau14.A" style:family="table-column">
      <style:table-column-properties style:column-width="3.5cm"/>
    </style:style>
    <style:style style:name="Tableau14.B" style:family="table-column">
      <style:table-column-properties style:column-width="1.004cm"/>
    </style:style>
    <style:style style:name="Tableau14.C" style:family="table-column">
      <style:table-column-properties style:column-width="1.189cm"/>
    </style:style>
    <style:style style:name="Tableau14.D" style:family="table-column">
      <style:table-column-properties style:column-width="1.104cm"/>
    </style:style>
    <style:style style:name="Tableau14.F" style:family="table-column">
      <style:table-column-properties style:column-width="1.251cm"/>
    </style:style>
    <style:style style:name="Tableau14.1" style:family="table-row">
      <style:table-row-properties style:min-row-height="0.011cm"/>
    </style:style>
    <style:style style:name="Tableau14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4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4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4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4.F1" style:family="table-cell">
      <style:table-cell-properties style:vertical-align="middle" fo:padding="0.097cm" fo:border="0.5pt solid #000000"/>
    </style:style>
    <style:style style:name="Tableau14.A2" style:family="table-cell">
      <style:table-cell-properties style:vertical-align="middle" fo:background-color="#ecf191" fo:padding-left="0.101cm" fo:padding-right="0.10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14.C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14.D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14.E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14.F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leau17" style:family="table">
      <style:table-properties style:width="9.151cm" table:align="margins"/>
    </style:style>
    <style:style style:name="Tableau17.A" style:family="table-column">
      <style:table-column-properties style:column-width="0.508cm" style:rel-column-width="3634*"/>
    </style:style>
    <style:style style:name="Tableau17.B" style:family="table-column">
      <style:table-column-properties style:column-width="1.321cm" style:rel-column-width="9464*"/>
    </style:style>
    <style:style style:name="Tableau17.D" style:family="table-column">
      <style:table-column-properties style:column-width="1.323cm" style:rel-column-width="9477*"/>
    </style:style>
    <style:style style:name="Tableau17.J" style:family="table-column">
      <style:table-column-properties style:column-width="1.325cm" style:rel-column-width="9483*"/>
    </style:style>
    <style:style style:name="Tableau17.A1" style:family="table-cell">
      <style:table-cell-properties style:vertical-align="middle" fo:padding="0cm" fo:border="non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Paragraphe">
      <style:paragraph-properties fo:break-before="column"/>
    </style:style>
    <style:style style:name="P14" style:family="paragraph" style:parent-style-name="_5f_Footer_20_page_20_impaire_20__28_D_29_"/>
    <style:style style:name="P15" style:family="paragraph" style:parent-style-name="_5f_Footer_20_page_20_impaire_20__28_D_29_">
      <style:text-properties officeooo:paragraph-rsid="01316a8b"/>
    </style:style>
    <style:style style:name="P1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8" style:family="paragraph" style:parent-style-name="_5f_Footer_20_page_20_paire_20__28_G_29_"/>
    <style:style style:name="P19" style:family="paragraph" style:parent-style-name="_5f_Footer_20_page_20_paire_20__28_G_29_">
      <style:text-properties officeooo:paragraph-rsid="01316a8b"/>
    </style:style>
    <style:style style:name="P20" style:family="paragraph" style:parent-style-name="_5f_Footer_20_page_20_paire_20__28_G_29_">
      <style:text-properties officeooo:paragraph-rsid="01336347"/>
    </style:style>
    <style:style style:name="P21" style:family="paragraph" style:parent-style-name="_5f_Footer_20_page_20_paire_20__28_G_29_">
      <style:text-properties officeooo:paragraph-rsid="0135ac9e"/>
    </style:style>
    <style:style style:name="P22" style:family="paragraph" style:parent-style-name="_5f_Footer_20_page_20_paire_20__28_G_29_">
      <style:text-properties officeooo:paragraph-rsid="01397109"/>
    </style:style>
    <style:style style:name="P23" style:family="paragraph" style:parent-style-name="_5f_Footer_20_page_20_paire_20__28_G_29_">
      <style:text-properties officeooo:paragraph-rsid="013b50d8"/>
    </style:style>
    <style:style style:name="P24" style:family="paragraph" style:parent-style-name="_5f_Footer_20_page_20_paire_20__28_G_29_">
      <style:text-properties officeooo:paragraph-rsid="013c280e"/>
    </style:style>
    <style:style style:name="P25" style:family="paragraph" style:parent-style-name="_5f_Footer_20_page_20_paire_20__28_G_29_">
      <style:text-properties officeooo:paragraph-rsid="0142af40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3" style:family="paragraph" style:parent-style-name="_5f_Header_20_D_20_page_20_paire_20__28_G_29_">
      <style:text-properties officeooo:paragraph-rsid="00fe4814"/>
    </style:style>
    <style:style style:name="P34" style:family="paragraph" style:parent-style-name="_5f_Header_20_D_20_page_20_paire_20__28_G_29_">
      <style:text-properties officeooo:rsid="0101821f" officeooo:paragraph-rsid="0101821f"/>
    </style:style>
    <style:style style:name="P35" style:family="paragraph" style:parent-style-name="_5f_Header_20_G_20_page_20_paire_20__28_G_29_">
      <style:text-properties officeooo:rsid="00ff3616" officeooo:paragraph-rsid="00ff3616"/>
    </style:style>
    <style:style style:name="P3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7" style:family="paragraph" style:parent-style-name="_5f_Header_20_M_20_page_20_impaire_20__28_D_29_">
      <style:text-properties officeooo:rsid="01035d0f" officeooo:paragraph-rsid="01035d0f"/>
    </style:style>
    <style:style style:name="P38" style:family="paragraph" style:parent-style-name="_5f_Header_20_M_20_page_20_paire_20__28_G_29_">
      <style:text-properties officeooo:rsid="0101a5c8" officeooo:paragraph-rsid="0101a5c8"/>
    </style:style>
    <style:style style:name="P39" style:family="paragraph" style:parent-style-name="_5f_Header_20_N_20_page_20_impaire_20__28_D_29_">
      <style:text-properties officeooo:rsid="010462d7" officeooo:paragraph-rsid="010462d7"/>
    </style:style>
    <style:style style:name="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1" style:family="paragraph" style:parent-style-name="_5f_Header_20_P_20_page_20_paire_20__28_G_29_">
      <style:text-properties officeooo:rsid="0107aa33" officeooo:paragraph-rsid="0107aa33"/>
    </style:style>
    <style:style style:name="P4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4" style:family="paragraph" style:parent-style-name="_5f_Paragraphe_5f_Réponse_5f_Elève" style:list-style-name="_5f_Numérotation_20_des_20_exercices"/>
    <style:style style:name="P45" style:family="paragraph" style:parent-style-name="_5f_Paragraphe_5f_Réponse_5f_Pointillés_5f_Grisés">
      <style:text-properties officeooo:paragraph-rsid="00b4f5b2"/>
    </style:style>
    <style:style style:name="P46" style:family="paragraph" style:parent-style-name="_5f_Paragraphe_5f_avec_5f_Num_5f_Question" style:list-style-name="_5f_Numérotation_20_des_20_exercices"/>
    <style:style style:name="P47" style:family="paragraph" style:parent-style-name="_5f_Premier_5f_Titre_5f_Exercices_5f_avec_5f_Num_5f_Exo_5f_sans_5f_Titre" style:list-style-name="_5f_Numérotation_20_des_20_exercices"/>
    <style:style style:name="P48" style:family="paragraph" style:parent-style-name="_5f_Titre_5f_Exercices_5f_avec_5f_Titre" style:list-style-name="_5f_Numérotation_20_des_20_exercices"/>
    <style:style style:name="P49" style:family="paragraph" style:parent-style-name="_5f_Titre_5f_Exercices_5f_avec_5f_Titre" style:list-style-name="_5f_Numérotation_20_des_20_exercices" style:master-page-name="SERIE_5f_NUMERIQUE_5f_CLR_5f_d7e12c_5f_2COL">
      <style:paragraph-properties style:page-number="auto"/>
    </style:style>
    <style:style style:name="P50" style:family="paragraph" style:parent-style-name="_5f_Titre_5f_Exercices_5f_sans_5f_Titre" style:list-style-name="_5f_Numérotation_20_des_20_exercices"/>
    <style:style style:name="P51" style:family="paragraph">
      <style:paragraph-properties fo:text-align="center"/>
    </style:style>
    <style:style style:name="P52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3" style:family="paragraph">
      <loext:graphic-properties draw:fill="solid" draw:fill-color="#d62e4e"/>
    </style:style>
    <style:style style:name="P54" style:family="paragraph">
      <loext:graphic-properties draw:fill="solid" draw:fill-color="#7fb241"/>
    </style:style>
    <style:style style:name="P55" style:family="paragraph">
      <loext:graphic-properties draw:fill="solid" draw:fill-color="#9d0f89"/>
    </style:style>
    <style:style style:name="P56" style:family="paragraph">
      <loext:graphic-properties draw:fill="solid" draw:fill-color="#1ca2b8"/>
    </style:style>
    <style:style style:name="P57" style:family="paragraph">
      <loext:graphic-properties draw:fill="solid" draw:fill-color="#d7e12c"/>
    </style:style>
    <style:style style:name="P58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59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0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1" style:family="paragraph">
      <style:paragraph-properties fo:margin-left="0cm" fo:margin-right="0cm" fo:margin-top="0cm" fo:margin-bottom="0cm" fo:line-height="100%" fo:text-indent="0cm"/>
    </style:style>
    <style:style style:name="P62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6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6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6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6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67" style:family="paragraph">
      <loext:graphic-properties draw:fill="solid" draw:fill-color="#f99e06"/>
    </style:style>
    <style:style style:name="P6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b44f45"/>
    </style:style>
    <style:style style:name="T11" style:family="text">
      <style:text-properties officeooo:rsid="00b4f5b2"/>
    </style:style>
    <style:style style:name="T1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4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T15" style:family="text">
      <style:text-properties fo:color="#000000" loext:opacity="100%" style:text-outline="false" style:text-line-through-style="none" style:text-line-through-type="none" style:font-name="Bitstream Vera Sans6" fo:font-size="11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style:style style:name="T16" style:family="text"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.497cm">
          <style:column-sep style:width="0.035cm" style:color="#808080" style:height="100%" style:style="solid"/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-sep style:width="0.035cm" style:color="#808080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.198cm">
          <style:column-sep style:width="0.009cm" style:color="#b2b2b2" style:height="100%" style:style="none"/>
          <style:column style:rel-width="21845*" fo:start-indent="0cm" fo:end-indent="0.099cm"/>
          <style:column style:rel-width="21845*" fo:start-indent="0.099cm" fo:end-indent="0.099cm"/>
          <style:column style:rel-width="21845*" fo:start-indent="0.099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>
          <style:column-sep style:width="0.035cm" style:color="#d7e12c" style:height="100%" style:style="solid"/>
          <style:column style:rel-width="2307*" fo:start-indent="0cm" fo:end-indent="0.15cm"/>
          <style:column style:rel-width="2881*" fo:start-indent="0.15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12" style:family="graphic">
      <style:graphic-properties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loext:decorative="false" style:run-through="foreground"/>
    </style:style>
    <style:style style:name="gr14" style:family="graphic">
      <style:graphic-properties draw:stroke="solid" draw:stroke-dash="Dashed_20__28_var_29__20_6794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5" style:family="graphic">
      <style:graphic-properties draw:stroke="solid" draw:stroke-dash="Dashed_20__28_var_29__20_6795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16" style:family="graphic">
      <style:graphic-properties draw:stroke="solid" draw:stroke-dash="Dashed_20__28_var_29__20_679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7" style:family="graphic">
      <style:graphic-properties draw:stroke="solid" draw:stroke-dash="Dashed_20__28_var_29__20_679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8" style:family="graphic">
      <style:graphic-properties draw:stroke="solid" draw:stroke-dash="Dashed_20__28_var_29__20_6798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19" style:family="graphic">
      <style:graphic-properties draw:stroke="solid" draw:stroke-dash="Dashed_20__28_var_29__20_679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" style:family="graphic">
      <style:graphic-properties draw:stroke="solid" draw:stroke-dash="Dashed_20__28_var_29__20_680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" style:family="graphic">
      <style:graphic-properties draw:stroke="solid" draw:stroke-dash="Dashed_20__28_var_29__20_680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" style:family="graphic">
      <style:graphic-properties draw:stroke="solid" draw:stroke-dash="Dashed_20__28_var_29__20_6802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23" style:family="graphic">
      <style:graphic-properties draw:stroke="none" draw:stroke-dash="Dashed_20__28_var_29__20_6803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4" style:family="graphic">
      <style:graphic-properties draw:stroke="solid" draw:stroke-dash="Dashed_20__28_var_29__20_6804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25" style:family="graphic">
      <style:graphic-properties draw:stroke="solid" draw:stroke-dash="Dashed_20__28_var_29__20_6805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26" style:family="graphic">
      <style:graphic-properties draw:stroke="solid" draw:stroke-dash="Dashed_20__28_var_29__20_680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7" style:family="graphic">
      <style:graphic-properties draw:stroke="none" draw:stroke-dash="Dashed_20__28_var_29__20_6807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52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8" style:family="graphic">
      <style:graphic-properties draw:stroke="solid" draw:stroke-dash="Dashed_20__28_var_29__20_680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9" style:family="graphic">
      <style:graphic-properties draw:stroke="solid" draw:stroke-dash="Dashed_20__28_var_29__20_680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" style:family="graphic">
      <style:graphic-properties draw:stroke="solid" draw:stroke-dash="Dashed_20__28_var_29__20_6810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31" style:family="graphic">
      <style:graphic-properties draw:stroke="solid" draw:stroke-dash="Dashed_20__28_var_29__20_681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2" style:family="graphic">
      <style:graphic-properties draw:stroke="solid" draw:stroke-dash="Dashed_20__28_var_29__20_681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3" style:family="graphic">
      <style:graphic-properties draw:stroke="solid" draw:stroke-dash="Dashed_20__28_var_29__20_681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4" style:family="graphic">
      <style:graphic-properties draw:stroke="solid" draw:stroke-dash="Dashed_20__28_var_29__20_6814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35" style:family="graphic">
      <style:graphic-properties draw:stroke="none" draw:stroke-dash="Dashed_20__28_var_29__20_6815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2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36" style:family="graphic">
      <style:graphic-properties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draw:stroke-dash="Dashed_20__28_var_29__20_2359" svg:stroke-width="0.019cm" svg:stroke-color="#000000" draw:marker-start-width="0.33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" style:family="graphic">
      <style:graphic-properties draw:stroke="none" draw:stroke-dash="Dashed_20__28_var_29__20_2745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9cm" fo:min-width="0.20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39" style:family="graphic">
      <style:graphic-properties draw:stroke="none" draw:stroke-dash="Dashed_20__28_var_29__20_2747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9cm" fo:min-width="0.47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0" style:family="graphic">
      <style:graphic-properties draw:stroke="solid" draw:stroke-dash="Dashed_20__28_var_29__20_237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1" style:family="graphic">
      <style:graphic-properties draw:stroke="none" draw:stroke-dash="Dashed_20__28_var_29__20_2748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6cm" fo:min-width="0.20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2" style:family="graphic">
      <style:graphic-properties draw:stroke="none" draw:stroke-dash="Dashed_20__28_var_29__20_2750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6cm" fo:min-width="0.4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3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9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49" text:outline-level="1"><draw:frame draw:style-name="fr1" draw:name="Cadre3" text:anchor-type="char" svg:x="0.009cm" svg:y="0.342cm" svg:width="9.135cm" draw:z-index="50"><draw:text-box fo:min-height="3.93cm"><text:section text:style-name="Sect1" text:name="Section11"><text:h text:style-name="_5f_Paragraphe" text:outline-level="1"><draw:g text:anchor-type="paragraph" draw:z-index="51" draw:name="Forme5" draw:style-name="gr10"><draw:custom-shape draw:style-name="gr11" draw:text-style-name="P59" svg:width="3.964cm" svg:height="0.641cm" draw:transform="skewX (0.00279252680319092) rotate (0.0872664625997165) translate (-0.726722222222222cm -0.663222222222222cm)"><text:p text:style-name="P58"><text:span text:style-name="T13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_5f_Caractères_5f_gras"><text:span text:style-name="T9">Compare les nombres suivants :</text:span></text:span></text:h><text:section text:style-name="Sect2" text:name="Section2"><text:list text:continue-numbering="true" text:style-name="_5f_Numérotation_20_des_20_exercices"><text:list-item><text:list><text:list-item><text:p text:style-name="P46"><text:span text:style-name="_5f_Caractères">2 et 6.</text:span></text:p></text:list-item><text:list-item><text:p text:style-name="P46"><text:span text:style-name="_5f_Caractères">(─2) et (─6).</text:span></text:p></text:list-item><text:list-item><text:p text:style-name="P46"><text:span text:style-name="_5f_Caractères">(─2) et 6.</text:span></text:p></text:list-item></text:list></text:list-item></text:list></text:section><text:h text:style-name="_5f_Paragraphe" text:outline-level="1"><text:span text:style-name="_5f_Numéros_20_second_20_exercices">Correction</text:span></text:h><text:section text:style-name="Sect1" text:name="Section1"><text:h text:style-name="_5f_Paragraphe" text:outline-level="1"><text:span text:style-name="_5f_Caractères">Les nombres négatifs sont rangés dans l’ordre inverse de leurs opposés.<text:line-break/>Un nombre négatif est toujours plus petit qu'un nombre positif. </text:span></text:h><text:section text:style-name="Sect3" text:name="Section19"><text:list text:continue-numbering="true" text:style-name="_5f_Numérotation_20_des_20_exercices"><text:list-item><text:list><text:list-item text:start-value="1"><text:p text:style-name="P46"><text:span text:style-name="_5f_Caractères">2 &lt; 6 <text:line-break/>(ou 6 &gt; 2)</text:span></text:p></text:list-item><text:list-item><text:p text:style-name="P46"><text:span text:style-name="_5f_Caractères"><text:span text:style-name="T9">─</text:span></text:span><text:span text:style-name="_5f_Caractères_5f_gras"><text:span text:style-name="T9">2 &gt; </text:span></text:span><text:span text:style-name="_5f_Caractères"><text:span text:style-name="T9">─</text:span></text:span><text:span text:style-name="_5f_Caractères_5f_gras"><text:span text:style-name="T9">6 <text:line-break/>(ou ─6 &lt; ─2)</text:span></text:span></text:p></text:list-item><text:list-item><text:p text:style-name="P46"><text:span text:style-name="_5f_Caractères_5f_gras"><text:span text:style-name="T9">─2 &lt; 6 <text:line-break/>(ou 6 &gt; ─2)</text:span></text:span></text:p></text:list-item></text:list></text:list-item></text:list></text:section><text:h text:style-name="_5f_Paragraphe" text:outline-level="1"><text:span text:style-name="_5f_Caractères_5f_gras"/></text:h></text:section></text:section></draw:text-box></draw:frame><text:span text:style-name="_5f_Caractères_5f_gras">Droite graduée et entiers</text:span></text:h>
          <text:list>
            <text:list-item>
              <text:p text:style-name="P46"><text:span text:style-name="_5f_Caractères">Sur la droite graduée ci-dessous, place les points A(8), B(─2), C(3), D(─5) et E(2)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draw:g text:anchor-type="as-char" svg:y="-0.22cm" draw:z-index="47" draw:name="Forme53" draw:style-name="gr36"><draw:line draw:style-name="gr37" draw:text-style-name="P65" svg:x1="0cm" svg:y1="0.148cm" svg:x2="8.999cm" svg:y2="0.148cm"><text:p/></draw:line><draw:frame draw:style-name="gr41" draw:text-style-name="P66" svg:width="0.207cm" svg:height="0.376cm" svg:x="2.872cm" svg:y="0.319cm"><draw:text-box><text:p text:style-name="P63"><text:span text:style-name="T16">0</text:span></text:p></draw:text-box></draw:frame><draw:frame draw:style-name="gr42" draw:text-style-name="P66" svg:width="0.461cm" svg:height="0.376cm" svg:x="3.272cm" svg:y="0.318cm"><draw:text-box><text:p><text:span text:style-name="T16"><text:s/></text:span><text:span text:style-name="T16">1</text:span></text:p></draw:text-box></draw:frame><draw:line draw:style-name="gr40" draw:text-style-name="P65" svg:x1="1.963cm" svg:y1="0cm" svg:x2="1.963cm" svg:y2="0.296cm"><text:p/></draw:line><draw:line draw:style-name="gr40" draw:text-style-name="P65" svg:x1="0.963cm" svg:y1="0cm" svg:x2="0.963cm" svg:y2="0.296cm"><text:p/></draw:line><draw:line draw:style-name="gr40" draw:text-style-name="P65" svg:x1="2.963cm" svg:y1="0cm" svg:x2="2.963cm" svg:y2="0.296cm"><text:p/></draw:line><draw:line draw:style-name="gr40" draw:text-style-name="P65" svg:x1="3.963cm" svg:y1="0cm" svg:x2="3.963cm" svg:y2="0.296cm"><text:p/></draw:line><draw:line draw:style-name="gr40" draw:text-style-name="P65" svg:x1="4.964cm" svg:y1="0cm" svg:x2="4.964cm" svg:y2="0.296cm"><text:p/></draw:line><draw:line draw:style-name="gr40" draw:text-style-name="P65" svg:x1="5.964cm" svg:y1="0cm" svg:x2="5.964cm" svg:y2="0.296cm"><text:p/></draw:line><draw:line draw:style-name="gr40" draw:text-style-name="P65" svg:x1="6.964cm" svg:y1="0cm" svg:x2="6.964cm" svg:y2="0.296cm"><text:p/></draw:line><draw:line draw:style-name="gr40" draw:text-style-name="P65" svg:x1="7.962cm" svg:y1="0cm" svg:x2="7.962cm" svg:y2="0.296cm"><text:p/></draw:line><draw:line draw:style-name="gr40" draw:text-style-name="P65" svg:x1="1.462cm" svg:y1="0cm" svg:x2="1.462cm" svg:y2="0.296cm"><text:p/></draw:line><draw:line draw:style-name="gr40" draw:text-style-name="P65" svg:x1="0.462cm" svg:y1="0cm" svg:x2="0.462cm" svg:y2="0.296cm"><text:p/></draw:line><draw:line draw:style-name="gr40" draw:text-style-name="P65" svg:x1="2.462cm" svg:y1="0cm" svg:x2="2.462cm" svg:y2="0.296cm"><text:p/></draw:line><draw:line draw:style-name="gr40" draw:text-style-name="P65" svg:x1="3.463cm" svg:y1="0cm" svg:x2="3.463cm" svg:y2="0.296cm"><text:p/></draw:line><draw:line draw:style-name="gr40" draw:text-style-name="P65" svg:x1="4.463cm" svg:y1="0cm" svg:x2="4.463cm" svg:y2="0.296cm"><text:p/></draw:line><draw:line draw:style-name="gr40" draw:text-style-name="P65" svg:x1="5.463cm" svg:y1="0cm" svg:x2="5.463cm" svg:y2="0.296cm"><text:p/></draw:line><draw:line draw:style-name="gr40" draw:text-style-name="P65" svg:x1="6.463cm" svg:y1="0cm" svg:x2="6.463cm" svg:y2="0.296cm"><text:p/></draw:line><draw:line draw:style-name="gr40" draw:text-style-name="P65" svg:x1="7.463cm" svg:y1="0cm" svg:x2="7.463cm" svg:y2="0.296cm"><text:p/></draw:line><draw:line draw:style-name="gr40" draw:text-style-name="P65" svg:x1="8.463cm" svg:y1="0cm" svg:x2="8.463cm" svg:y2="0.296cm"><text:p/></draw:line></draw:g></text:h>
      <text:list text:continue-numbering="true" text:style-name="_5f_Numérotation_20_des_20_exercices">
        <text:list-item>
          <text:list>
            <text:list-item>
              <text:p text:style-name="P46"><text:span text:style-name="_5f_Caractères">En examinant la position des points A, B, C, D et E sur cette droite graduée, complète par &lt;, &gt;.</text:span></text:p>
            </text:list-item>
          </text:list>
        </text:list-item>
      </text:list>
      <text:section text:style-name="Sect4" text:name="Section20">
        <text:h text:style-name="_5f_Paragraphe" text:outline-level="1"><text:span text:style-name="_5f_Caractères">2 </text:span><text:span text:style-name="_5f_pointillés_20_gris">... </text:span><text:span text:style-name="_5f_Caractères">─2</text:span></text:h>
        <text:h text:style-name="_5f_Paragraphe" text:outline-level="1"><text:span text:style-name="_5f_Caractères">─2 </text:span><text:span text:style-name="_5f_pointillés_20_gris">... </text:span><text:span text:style-name="_5f_Caractères">─5</text:span></text:h>
        <text:h text:style-name="P13" text:outline-level="1"><text:span text:style-name="_5f_Caractères">2 </text:span><text:span text:style-name="_5f_pointillés_20_gris">... </text:span><text:span text:style-name="_5f_Caractères">─5</text:span></text:h>
        <text:h text:style-name="_5f_Paragraphe" text:outline-level="1"><text:span text:style-name="_5f_Caractères">8 </text:span><text:span text:style-name="_5f_pointillés_20_gris">... </text:span><text:span text:style-name="_5f_Caractères">─2</text:span></text:h>
        <text:h text:style-name="P13" text:outline-level="1"><text:span text:style-name="_5f_Caractères">3 </text:span><text:span text:style-name="_5f_pointillés_20_gris">... </text:span><text:span text:style-name="_5f_Caractères">8</text:span></text:h>
        <text:h text:style-name="_5f_Paragraphe" text:outline-level="1"><text:span text:style-name="_5f_Caractères">─5 </text:span><text:span text:style-name="_5f_pointillés_20_gris">... </text:span><text:span text:style-name="_5f_Caractères">3</text:span></text:h>
      </text:section>
      <text:list text:continue-numbering="true" text:style-name="_5f_Numérotation_20_des_20_exercices">
        <text:list-item>
          <text:list>
            <text:list-item>
              <text:p text:style-name="P46"><text:span text:style-name="_5f_Caractères">Range dans l'ordre croissant : </text:span></text:p>
            </text:list-item>
          </text:list>
        </text:list-item>
      </text:list>
      <text:h text:style-name="_5f_Paragraphe" text:outline-level="1"><text:span text:style-name="_5f_Caractères">8 ; (─2) ; 3 ; (─5)  et 2.</text:span></text:h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h text:style-name="P48" text:outline-level="1"><text:span text:style-name="_5f_Caractères_5f_gras">Droite graduée et décimaux</text:span></text:h>
          <text:list>
            <text:list-item>
              <text:p text:style-name="P46"><text:span text:style-name="_5f_Caractères">Sur la droite graduée ci-dessous, d'unité le centimètre, place les points :<text:line-break/>A(0,8), B(─2,3), C(3,5), D(5,4) et E(─1,6)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draw:g text:anchor-type="as-char" svg:y="0cm" draw:z-index="48" draw:name="Forme54" draw:style-name="gr36"><draw:line draw:style-name="gr37" draw:text-style-name="P65" svg:x1="0cm" svg:y1="0.15cm" svg:x2="8.999cm" svg:y2="0.15cm"><text:p/></draw:line><draw:frame draw:style-name="gr38" draw:text-style-name="P66" svg:width="0.207cm" svg:height="0.38cm" svg:x="2.872cm" svg:y="0.321cm"><draw:text-box><text:p text:style-name="P63"><text:span text:style-name="T16">0</text:span></text:p></draw:text-box></draw:frame><draw:frame draw:style-name="gr39" draw:text-style-name="P66" svg:width="0.472cm" svg:height="0.38cm" svg:x="3.731cm" svg:y="0.319cm"><draw:text-box><text:p><text:span text:style-name="T16"><text:s text:c="2"/></text:span><text:span text:style-name="T16">1</text:span></text:p></draw:text-box></draw:frame><draw:line draw:style-name="gr40" draw:text-style-name="P65" svg:x1="1.963cm" svg:y1="0cm" svg:x2="1.963cm" svg:y2="0.298cm"><text:p/></draw:line><draw:line draw:style-name="gr40" draw:text-style-name="P65" svg:x1="0.963cm" svg:y1="0cm" svg:x2="0.963cm" svg:y2="0.298cm"><text:p/></draw:line><draw:line draw:style-name="gr40" draw:text-style-name="P65" svg:x1="2.963cm" svg:y1="0cm" svg:x2="2.963cm" svg:y2="0.298cm"><text:p/></draw:line><draw:line draw:style-name="gr40" draw:text-style-name="P65" svg:x1="3.963cm" svg:y1="0cm" svg:x2="3.963cm" svg:y2="0.298cm"><text:p/></draw:line><draw:line draw:style-name="gr40" draw:text-style-name="P65" svg:x1="4.964cm" svg:y1="0cm" svg:x2="4.964cm" svg:y2="0.298cm"><text:p/></draw:line><draw:line draw:style-name="gr40" draw:text-style-name="P65" svg:x1="5.964cm" svg:y1="0cm" svg:x2="5.964cm" svg:y2="0.298cm"><text:p/></draw:line><draw:line draw:style-name="gr40" draw:text-style-name="P65" svg:x1="6.964cm" svg:y1="0cm" svg:x2="6.964cm" svg:y2="0.298cm"><text:p/></draw:line><draw:line draw:style-name="gr40" draw:text-style-name="P65" svg:x1="7.962cm" svg:y1="0cm" svg:x2="7.962cm" svg:y2="0.298cm"><text:p/></draw:line></draw:g></text:h>
      <text:list text:continue-numbering="true" text:style-name="_5f_Numérotation_20_des_20_exercices">
        <text:list-item>
          <text:list>
            <text:list-item>
              <text:p text:style-name="P46"><text:span text:style-name="_5f_Caractères">En t'aidant de la droite graduée, range dans l'ordre décroissant les nombres relatifs suivants : <text:line-break/>0,8 ; (─2,3) ; 3,5 ; 5,4  et (─1,6).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h text:style-name="P50" text:outline-level="1"><text:span text:style-name="_5f_Caractères">Dans chacun des cas, </text:span><text:span text:style-name="_5f_Caractères"><text:span text:style-name="T10">barre</text:span></text:span><text:span text:style-name="_5f_Caractères"> le nombre qui n’est pas à sa place.</text:span></text:h>
          <text:list>
            <text:list-item>
              <text:p text:style-name="P46"><text:span text:style-name="_5f_Caractères">─9,84 &lt; ─9,72 &lt; ─9,67 &lt; ─9,78 &lt; ─9,18</text:span></text:p>
            </text:list-item>
            <text:list-item>
              <text:p text:style-name="P46"><text:span text:style-name="_5f_Caractères">─2,5 &lt; ─2,498 &lt; ─2,499 &lt; 1,54 &lt; 1,55</text:span></text:p>
            </text:list-item>
            <text:list-item>
              <text:p text:style-name="P46"><text:span text:style-name="_5f_Caractères">─10,1 &gt; ─10,02 &gt; ─10,2 &gt; ─10,22 &gt; ─10,222</text:span></text:p>
            </text:list-item>
          </text:list>
        </text:list-item>
        <text:list-item>
          <text:h text:style-name="P48" text:outline-level="1"><text:span text:style-name="_5f_Caractères_5f_gras">Distance à zéro</text:span></text:h>
        </text:list-item>
      </text:list>
      <text:h text:style-name="_5f_Paragraphe" text:outline-level="1"><text:span text:style-name="_5f_Caractères">Complète le tableau suivant.</text:span></text:h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 table:number-columns-repeated="2"/>
        <table:table-column table:style-name="Tableau14.F"/>
        <table:table-header-rows>
          <table:table-row table:style-name="Tableau14.1">
            <table:table-cell table:style-name="Tableau14.A1" office:value-type="string">
              <text:h text:style-name="_5f_Tableau_5f_Centré_5f_Gras" text:outline-level="1"><text:span text:style-name="_5f_Caractères">Nombre</text:span></text:h>
            </table:table-cell>
            <table:table-cell table:style-name="Tableau14.B1" office:value-type="string">
              <text:h text:style-name="_5f_Tableau_5f_Centré_5f_Gras" text:outline-level="1"><text:span text:style-name="_5f_Caractères">1,5</text:span></text:h>
            </table:table-cell>
            <table:table-cell table:style-name="Tableau14.C1" office:value-type="string">
              <text:h text:style-name="_5f_Tableau_5f_Centré_5f_Gras" text:outline-level="1"><text:span text:style-name="_5f_Caractères">─0,5</text:span></text:h>
            </table:table-cell>
            <table:table-cell table:style-name="Tableau14.D1" office:value-type="string">
              <text:h text:style-name="_5f_Tableau_5f_Centré_5f_Gras" text:outline-level="1"><text:span text:style-name="_5f_Caractères">2,7</text:span></text:h>
            </table:table-cell>
            <table:table-cell table:style-name="Tableau14.E1" office:value-type="string">
              <text:h text:style-name="_5f_Tableau_5f_Centré_5f_Gras" text:outline-level="1"><text:span text:style-name="_5f_Caractères">─2,8</text:span></text:h>
            </table:table-cell>
            <table:table-cell table:style-name="Tableau14.F1" office:value-type="string">
              <text:h text:style-name="_5f_Tableau_5f_Centré_5f_Gras" text:outline-level="1"><text:span text:style-name="_5f_Caractères">─1,3</text:span></text:h>
            </table:table-cell>
          </table:table-row>
        </table:table-header-rows>
        <table:table-row table:style-name="Tableau14.1">
          <table:table-cell table:style-name="Tableau14.A2" office:value-type="string">
            <text:h text:style-name="_5f_Tableau_5f_Centré_5f_Gras" text:outline-level="1"><text:span text:style-name="_5f_Caractères">Distance à zéro de ce nombre</text:span></text:h>
          </table:table-cell>
          <table:table-cell table:style-name="Tableau14.B2" office:value-type="string">
            <text:h text:style-name="_5f_Tableau_5f_Centré" text:outline-level="1"><text:span text:style-name="_5f_Caractères"/></text:h>
          </table:table-cell>
          <table:table-cell table:style-name="Tableau14.C2" office:value-type="string">
            <text:h text:style-name="_5f_Tableau_5f_Centré" text:outline-level="1"><text:span text:style-name="_5f_Caractères"/></text:h>
          </table:table-cell>
          <table:table-cell table:style-name="Tableau14.D2" office:value-type="string">
            <text:h text:style-name="_5f_Tableau_5f_Centré" text:outline-level="1"><text:span text:style-name="_5f_Caractères"/></text:h>
          </table:table-cell>
          <table:table-cell table:style-name="Tableau14.E2" office:value-type="string">
            <text:h text:style-name="_5f_Tableau_5f_Centré" text:outline-level="1"><text:span text:style-name="_5f_Caractères"/></text:h>
          </table:table-cell>
          <table:table-cell table:style-name="Tableau14.F2" office:value-type="string">
            <text:h text:style-name="_5f_Tableau_5f_Centré" text:outline-level="1"><text:span text:style-name="_5f_Caractères"/></text:h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p text:style-name="P46"><text:span text:style-name="_5f_Caractères">Sur l'axe gradué ci-dessous, place un point A dont la distance à l'origine O est de 2,5 unités.</text:span></text:p>
            </text:list-item>
          </text:list>
        </text:list-item>
      </text:list>
      <text:h text:style-name="_5f_Paragraphe" text:outline-level="1"><draw:g text:anchor-type="as-char" svg:y="0cm" draw:z-index="49" draw:name="Forme55" draw:style-name="gr12"><draw:g draw:style-name="gr13"><draw:line draw:style-name="gr14" draw:text-style-name="P60" svg:x1="0cm" svg:y1="0.656cm" svg:x2="8.999cm" svg:y2="0.656cm"><text:p/></draw:line><draw:line draw:style-name="gr15" draw:text-style-name="P60" svg:x1="0.353cm" svg:y1="0.534cm" svg:x2="0.353cm" svg:y2="0.781cm"><text:p/></draw:line><draw:line draw:style-name="gr16" draw:text-style-name="P60" svg:x1="0.998cm" svg:y1="0.534cm" svg:x2="0.998cm" svg:y2="0.781cm"><text:p/></draw:line><draw:line draw:style-name="gr17" draw:text-style-name="P60" svg:x1="2.29cm" svg:y1="0.534cm" svg:x2="2.29cm" svg:y2="0.781cm"><text:p/></draw:line><draw:line draw:style-name="gr18" draw:text-style-name="P60" svg:x1="4.23cm" svg:y1="0.534cm" svg:x2="4.23cm" svg:y2="0.781cm"><text:p/></draw:line><draw:line draw:style-name="gr19" draw:text-style-name="P60" svg:x1="4.874cm" svg:y1="0.534cm" svg:x2="4.874cm" svg:y2="0.781cm"><text:p/></draw:line><draw:line draw:style-name="gr20" draw:text-style-name="P60" svg:x1="3.581cm" svg:y1="0.536cm" svg:x2="3.581cm" svg:y2="0.783cm"><text:p/></draw:line><draw:line draw:style-name="gr21" draw:text-style-name="P60" svg:x1="6.172cm" svg:y1="0.534cm" svg:x2="6.172cm" svg:y2="0.781cm"><text:p/></draw:line><draw:line draw:style-name="gr22" draw:text-style-name="P60" svg:x1="6.814cm" svg:y1="0.534cm" svg:x2="6.814cm" svg:y2="0.781cm"><text:p/></draw:line><draw:frame draw:style-name="gr23" draw:text-style-name="P62" svg:width="0.228cm" svg:height="0.415cm" svg:x="4.119cm" svg:y="0.824cm"><draw:text-box><text:p text:style-name="P61"><text:span text:style-name="T14">0</text:span></text:p></draw:text-box></draw:frame><draw:line draw:style-name="gr24" draw:text-style-name="P60" svg:x1="1.642cm" svg:y1="0.534cm" svg:x2="1.642cm" svg:y2="0.781cm"><text:p/></draw:line><draw:line draw:style-name="gr25" draw:text-style-name="P60" svg:x1="2.933cm" svg:y1="0.534cm" svg:x2="2.933cm" svg:y2="0.781cm"><text:p/></draw:line><draw:line draw:style-name="gr26" draw:text-style-name="P60" svg:x1="5.519cm" svg:y1="0.534cm" svg:x2="5.519cm" svg:y2="0.781cm"><text:p/></draw:line><draw:frame draw:style-name="gr27" draw:text-style-name="P62" svg:width="0.526cm" svg:height="0.415cm" svg:x="5.26cm" svg:y="0.824cm"><draw:text-box><text:p><text:span text:style-name="T14"><text:s/></text:span><text:span text:style-name="T14">1</text:span></text:p></draw:text-box></draw:frame><draw:line draw:style-name="gr28" draw:text-style-name="P60" svg:x1="4.874cm" svg:y1="0.534cm" svg:x2="4.874cm" svg:y2="0.781cm"><text:p/></draw:line><draw:line draw:style-name="gr29" draw:text-style-name="P60" svg:x1="6.172cm" svg:y1="0.534cm" svg:x2="6.172cm" svg:y2="0.781cm"><text:p/></draw:line><draw:line draw:style-name="gr30" draw:text-style-name="P60" svg:x1="5.519cm" svg:y1="0.534cm" svg:x2="5.519cm" svg:y2="0.781cm"><text:p/></draw:line><draw:line draw:style-name="gr31" draw:text-style-name="P60" svg:x1="7.479cm" svg:y1="0.534cm" svg:x2="7.479cm" svg:y2="0.781cm"><text:p/></draw:line><draw:line draw:style-name="gr32" draw:text-style-name="P60" svg:x1="8.123cm" svg:y1="0.534cm" svg:x2="8.123cm" svg:y2="0.781cm"><text:p/></draw:line><draw:line draw:style-name="gr33" draw:text-style-name="P60" svg:x1="7.479cm" svg:y1="0.534cm" svg:x2="7.479cm" svg:y2="0.781cm"><text:p/></draw:line><draw:line draw:style-name="gr34" draw:text-style-name="P60" svg:x1="8.123cm" svg:y1="0.534cm" svg:x2="8.123cm" svg:y2="0.781cm"><text:p/></draw:line></draw:g><draw:frame draw:style-name="gr35" draw:text-style-name="P64" svg:width="0.295cm" svg:height="0.496cm" svg:x="4.087cm" svg:y="0cm"><draw:text-box><text:p text:style-name="P63"><text:span text:style-name="T15">O</text:span></text:p></draw:text-box></draw:frame></draw:g></text:h>
      <text:list text:continue-numbering="true" text:style-name="_5f_Numérotation_20_des_20_exercices">
        <text:list-item>
          <text:list>
            <text:list-item>
              <text:p text:style-name="P46"><text:span text:style-name="_5f_Caractères">Combien y a-t-il de possibilités ? </text:span><text:span text:style-name="_5f_pointillés_20_gris"><text:tab/>………….</text:span></text:p>
            </text:list-item>
          </text:list>
        </text:list-item>
        <text:list-item>
          <text:h text:style-name="P48" text:outline-level="1"><text:span text:style-name="_5f_Caractères_5f_gras">Ordre croissant – Ordre décroissant</text:span></text:h>
          <text:list>
            <text:list-item>
              <text:p text:style-name="P46"><text:span text:style-name="_5f_Caractères">Range dans l'ordre croissant les nombres : <text:line-break/>5,0 ; 2,7 ; (─2,6) ; (─3,1) ; 7,1 ; (─8,3) et (─0,2).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p text:style-name="P45"><text:span text:style-name="_5f_pointillés_20_gris"><text:span text:style-name="T11"><text:tab/></text:span></text:span></text:p>
      <text:list text:continue-numbering="true" text:style-name="_5f_Numérotation_20_des_20_exercices">
        <text:list-item>
          <text:list>
            <text:list-item>
              <text:p text:style-name="P46"><text:span text:style-name="_5f_Caractères">Range dans l'ordre décroissant les nombres  (─10,6) ; 14,52 ; (─8,31) ; (─3,8) ; 4,2 ; 14,6 et (─8,3).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h text:style-name="_5f_Paragraphe" text:outline-level="1"/>
      <text:list text:continue-numbering="true" text:style-name="_5f_Numérotation_20_des_20_exercices">
        <text:list-item>
          <text:h text:style-name="P47" text:outline-level="1"><text:span text:style-name="_5f_Caractères">Complète par des nombres relatifs qui conviennent.</text:span></text:h>
        </text:list-item>
      </text:list>
      <table:table table:name="Tableau17" table:style-name="Tableau17">
        <table:table-column table:style-name="Tableau17.A"/>
        <table:table-column table:style-name="Tableau17.B"/>
        <table:table-column table:style-name="Tableau17.A"/>
        <table:table-column table:style-name="Tableau17.D"/>
        <table:table-column table:style-name="Tableau17.A"/>
        <table:table-column table:style-name="Tableau17.B"/>
        <table:table-column table:style-name="Tableau17.A"/>
        <table:table-column table:style-name="Tableau17.D"/>
        <table:table-column table:style-name="Tableau17.A"/>
        <table:table-column table:style-name="Tableau17.J"/>
        <table:table-row>
          <table:table-cell table:style-name="Tableau17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4"><text:span text:style-name="_5f_Caractères"/></text:p>
                  </text:list-item>
                </text:list>
              </text:list-item>
            </text:list>
          </table:table-cell>
          <table:table-cell table:style-name="Tableau17.A1" office:value-type="string">
            <text:h text:style-name="_5f_Tableau_5f_Centré" text:outline-level="1"><text:span text:style-name="_5f_Caractères">─6,4</text:span></text:h>
          </table:table-cell>
          <table:table-cell table:style-name="Tableau17.A1" office:value-type="string">
            <text:h text:style-name="_5f_Tableau_5f_Centré" text:outline-level="1"><text:span text:style-name="_5f_Caractères">&lt;</text:span></text:h>
          </table:table-cell>
          <table:table-cell table:style-name="Tableau17.A1" office:value-type="string">
            <text:p text:style-name="_5f_Paragraphe_5f_Réponse_5f_Pointillés_5f_Grisés"><text:span text:style-name="_5f_pointillés_20_gris">…........</text:span></text:p>
          </table:table-cell>
          <table:table-cell table:style-name="Tableau17.A1" office:value-type="string">
            <text:h text:style-name="_5f_Tableau_5f_Centré" text:outline-level="1"><text:span text:style-name="_5f_Caractères">&lt;</text:span></text:h>
          </table:table-cell>
          <table:table-cell table:style-name="Tableau17.A1" office:value-type="string">
            <text:p text:style-name="_5f_Paragraphe_5f_Réponse_5f_Pointillés_5f_Grisés"><text:span text:style-name="_5f_pointillés_20_gris">…........</text:span></text:p>
          </table:table-cell>
          <table:table-cell table:style-name="Tableau17.A1" office:value-type="string">
            <text:h text:style-name="_5f_Tableau_5f_Centré" text:outline-level="1"><text:span text:style-name="_5f_Caractères">&lt;</text:span></text:h>
          </table:table-cell>
          <table:table-cell table:style-name="Tableau17.A1" office:value-type="string">
            <text:p text:style-name="_5f_Paragraphe_5f_Réponse_5f_Pointillés_5f_Grisés"><text:span text:style-name="_5f_pointillés_20_gris">…........</text:span></text:p>
          </table:table-cell>
          <table:table-cell table:style-name="Tableau17.A1" office:value-type="string">
            <text:h text:style-name="_5f_Tableau_5f_Centré" text:outline-level="1"><text:span text:style-name="_5f_Caractères">&lt;</text:span></text:h>
          </table:table-cell>
          <table:table-cell table:style-name="Tableau17.A1" office:value-type="string">
            <text:h text:style-name="_5f_Tableau_5f_Centré" text:outline-level="1"><text:span text:style-name="_5f_Caractères">─5,8</text:span></text:h>
          </table:table-cell>
        </table:table-row>
        <table:table-row>
          <table:table-cell table:style-name="Tableau17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4"><text:span text:style-name="_5f_Caractères"/></text:p>
                  </text:list-item>
                </text:list>
              </text:list-item>
            </text:list>
          </table:table-cell>
          <table:table-cell table:style-name="Tableau17.A1" office:value-type="string">
            <text:h text:style-name="_5f_Tableau_5f_Centré" text:outline-level="1"><text:span text:style-name="_5f_Caractères">─123</text:span></text:h>
          </table:table-cell>
          <table:table-cell table:style-name="Tableau17.A1" office:value-type="string">
            <text:h text:style-name="_5f_Tableau_5f_Centré" text:outline-level="1"><text:span text:style-name="_5f_Caractères">&gt;</text:span></text:h>
          </table:table-cell>
          <table:table-cell table:style-name="Tableau17.A1" office:value-type="string">
            <text:p text:style-name="_5f_Paragraphe_5f_Réponse_5f_Pointillés_5f_Grisés"><text:span text:style-name="_5f_pointillés_20_gris">…........</text:span></text:p>
          </table:table-cell>
          <table:table-cell table:style-name="Tableau17.A1" office:value-type="string">
            <text:h text:style-name="_5f_Tableau_5f_Centré" text:outline-level="1"><text:span text:style-name="_5f_Caractères">&gt;</text:span></text:h>
          </table:table-cell>
          <table:table-cell table:style-name="Tableau17.A1" office:value-type="string">
            <text:h text:style-name="_5f_Tableau_5f_Centré" text:outline-level="1"><text:span text:style-name="_5f_Caractères">─124</text:span></text:h>
          </table:table-cell>
          <table:table-cell table:style-name="Tableau17.A1" office:value-type="string">
            <text:h text:style-name="_5f_Tableau_5f_Centré" text:outline-level="1"><text:span text:style-name="_5f_Caractères">&gt;</text:span></text:h>
          </table:table-cell>
          <table:table-cell table:style-name="Tableau17.A1" office:value-type="string">
            <text:p text:style-name="_5f_Paragraphe_5f_Réponse_5f_Pointillés_5f_Grisés"><text:span text:style-name="_5f_pointillés_20_gris">…........</text:span></text:p>
          </table:table-cell>
          <table:table-cell table:style-name="Tableau17.A1" office:value-type="string">
            <text:h text:style-name="_5f_Tableau_5f_Centré" text:outline-level="1"><text:span text:style-name="_5f_Caractères">&gt;</text:span></text:h>
          </table:table-cell>
          <table:table-cell table:style-name="Tableau17.A1" office:value-type="string">
            <text:h text:style-name="_5f_Tableau_5f_Centré" text:outline-level="1"><text:span text:style-name="_5f_Caractères">─125</text:span></text:h>
          </table:table-cell>
        </table:table-row>
        <table:table-row>
          <table:table-cell table:style-name="Tableau17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4"><text:span text:style-name="_5f_Caractères"/></text:p>
                  </text:list-item>
                </text:list>
              </text:list-item>
            </text:list>
          </table:table-cell>
          <table:table-cell table:style-name="Tableau17.A1" office:value-type="string">
            <text:h text:style-name="_5f_Tableau_5f_Centré" text:outline-level="1"><text:span text:style-name="_5f_Caractères">─0,52</text:span></text:h>
          </table:table-cell>
          <table:table-cell table:style-name="Tableau17.A1" office:value-type="string">
            <text:h text:style-name="_5f_Tableau_5f_Centré" text:outline-level="1"><text:span text:style-name="_5f_Caractères">&lt;</text:span></text:h>
          </table:table-cell>
          <table:table-cell table:style-name="Tableau17.A1" office:value-type="string">
            <text:p text:style-name="_5f_Paragraphe_5f_Réponse_5f_Pointillés_5f_Grisés"><text:span text:style-name="_5f_pointillés_20_gris">…........</text:span></text:p>
          </table:table-cell>
          <table:table-cell table:style-name="Tableau17.A1" office:value-type="string">
            <text:h text:style-name="_5f_Tableau_5f_Centré" text:outline-level="1"><text:span text:style-name="_5f_Caractères">&lt;</text:span></text:h>
          </table:table-cell>
          <table:table-cell table:style-name="Tableau17.A1" office:value-type="string">
            <text:p text:style-name="_5f_Paragraphe_5f_Réponse_5f_Pointillés_5f_Grisés"><text:span text:style-name="_5f_pointillés_20_gris">…........</text:span></text:p>
          </table:table-cell>
          <table:table-cell table:style-name="Tableau17.A1" office:value-type="string">
            <text:h text:style-name="_5f_Tableau_5f_Centré" text:outline-level="1"><text:span text:style-name="_5f_Caractères">&lt;</text:span></text:h>
          </table:table-cell>
          <table:table-cell table:style-name="Tableau17.A1" office:value-type="string">
            <text:p text:style-name="_5f_Paragraphe_5f_Réponse_5f_Pointillés_5f_Grisés"><text:span text:style-name="_5f_pointillés_20_gris">…........</text:span></text:p>
          </table:table-cell>
          <table:table-cell table:style-name="Tableau17.A1" office:value-type="string">
            <text:h text:style-name="_5f_Tableau_5f_Centré" text:outline-level="1"><text:span text:style-name="_5f_Caractères">&lt;</text:span></text:h>
          </table:table-cell>
          <table:table-cell table:style-name="Tableau17.A1" office:value-type="string">
            <text:h text:style-name="_5f_Tableau_5f_Centré" text:outline-level="1"><text:span text:style-name="_5f_Caractères">─0,5</text:span></text:h>
          </table:table-cell>
        </table:table-row>
        <table:table-row>
          <table:table-cell table:style-name="Tableau17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4"><text:span text:style-name="_5f_Caractères"/></text:p>
                  </text:list-item>
                </text:list>
              </text:list-item>
            </text:list>
          </table:table-cell>
          <table:table-cell table:style-name="Tableau17.A1" office:value-type="string">
            <text:h text:style-name="_5f_Tableau_5f_Centré" text:outline-level="1"><text:span text:style-name="_5f_Caractères">─6,1</text:span></text:h>
          </table:table-cell>
          <table:table-cell table:style-name="Tableau17.A1" office:value-type="string">
            <text:h text:style-name="_5f_Tableau_5f_Centré" text:outline-level="1"><text:span text:style-name="_5f_Caractères">&gt;</text:span></text:h>
          </table:table-cell>
          <table:table-cell table:style-name="Tableau17.A1" office:value-type="string">
            <text:p text:style-name="_5f_Paragraphe_5f_Réponse_5f_Pointillés_5f_Grisés"><text:span text:style-name="_5f_pointillés_20_gris">…........</text:span></text:p>
          </table:table-cell>
          <table:table-cell table:style-name="Tableau17.A1" office:value-type="string">
            <text:h text:style-name="_5f_Tableau_5f_Centré" text:outline-level="1"><text:span text:style-name="_5f_Caractères">&gt;</text:span></text:h>
          </table:table-cell>
          <table:table-cell table:style-name="Tableau17.A1" office:value-type="string">
            <text:h text:style-name="_5f_Tableau_5f_Centré" text:outline-level="1"><text:span text:style-name="_5f_Caractères">─6,2</text:span></text:h>
          </table:table-cell>
          <table:table-cell table:style-name="Tableau17.A1" office:value-type="string">
            <text:h text:style-name="_5f_Tableau_5f_Centré" text:outline-level="1"><text:span text:style-name="_5f_Caractères">&gt;</text:span></text:h>
          </table:table-cell>
          <table:table-cell table:style-name="Tableau17.A1" office:value-type="string">
            <text:p text:style-name="_5f_Paragraphe_5f_Réponse_5f_Pointillés_5f_Grisés"><text:span text:style-name="_5f_pointillés_20_gris">…........</text:span></text:p>
          </table:table-cell>
          <table:table-cell table:style-name="Tableau17.A1" office:value-type="string">
            <text:h text:style-name="_5f_Tableau_5f_Centré" text:outline-level="1"><text:span text:style-name="_5f_Caractères">&gt;</text:span></text:h>
          </table:table-cell>
          <table:table-cell table:style-name="Tableau17.A1" office:value-type="string">
            <text:h text:style-name="_5f_Tableau_5f_Centré" text:outline-level="1"><text:span text:style-name="_5f_Caractères">─6,29</text:span></text:h>
          </table:table-cell>
        </table:table-row>
      </table:table>
      <text:list text:continue-numbering="true" text:style-name="_5f_Numérotation_20_des_20_exercices">
        <text:list-item>
          <text:h text:style-name="P50" text:outline-level="1"><text:span text:style-name="_5f_Caractères">Donne tous les entiers relatifs compris strictement entre :</text:span></text:h>
        </text:list-item>
      </text:list>
      <text:p text:style-name="_5f_Paragraphe_5f_Réponse_5f_Elève"><text:span text:style-name="_5f_Caractères">(─2) et 5 :</text:span><text:span text:style-name="_5f_pointillés_20_gris">………………………………………………….<text:tab/></text:span></text:p>
      <text:p text:style-name="_5f_Paragraphe_5f_Réponse_5f_Elève"><text:span text:style-name="_5f_Caractères">(─15) et (─20) :</text:span><text:span text:style-name="_5f_pointillés_20_gris">………………………………………….<text:tab/></text:span></text:p>
      <text:list text:continue-numbering="true" text:style-name="_5f_Numérotation_20_des_20_exercices">
        <text:list-item>
          <text:h text:style-name="P50" text:outline-level="1"><text:span text:style-name="_5f_Caractères">Encadre les nombres suivants par deux entiers relatifs consécutifs.</text:span></text:h>
        </text:list-item>
      </text:list>
      <text:section text:style-name="Sect5" text:name="Section23">
        <text:h text:style-name="_5f_Paragraphe" text:outline-level="1"><text:span text:style-name="_5f_pointillés_20_gris">…… </text:span><text:span text:style-name="_5f_Caractères">&lt; ─2,3 &lt; </text:span><text:span text:style-name="_5f_pointillés_20_gris">……</text:span></text:h>
        <text:h text:style-name="_5f_Paragraphe" text:outline-level="1"><text:span text:style-name="_5f_pointillés_20_gris">…… </text:span><text:span text:style-name="_5f_Caractères">&lt; <text:s text:c="2"/>4,2 &lt; </text:span><text:span text:style-name="_5f_pointillés_20_gris">……</text:span></text:h>
        <text:h text:style-name="_5f_Paragraphe" text:outline-level="1"><text:span text:style-name="_5f_pointillés_20_gris">…… </text:span><text:span text:style-name="_5f_Caractères">&gt; <text:s text:c="2"/>0,14 &gt; </text:span><text:span text:style-name="_5f_pointillés_20_gris">……</text:span></text:h>
        <text:h text:style-name="_5f_Paragraphe" text:outline-level="1"><text:span text:style-name="_5f_pointillés_20_gris">…… </text:span><text:span text:style-name="_5f_Caractères">&gt; ─0,14 &gt; </text:span><text:span text:style-name="_5f_pointillés_20_gris">……</text:span></text:h>
        <text:h text:style-name="_5f_Paragraphe" text:outline-level="1"><text:span text:style-name="_5f_pointillés_20_gris">…… </text:span><text:span text:style-name="_5f_Caractères">&lt;─0,98 &lt; </text:span><text:span text:style-name="_5f_pointillés_20_gris">……</text:span></text:h>
        <text:h text:style-name="_5f_Paragraphe" text:outline-level="1"><text:span text:style-name="_5f_pointillés_20_gris">…… </text:span><text:span text:style-name="_5f_Caractères">&gt; ─12,4 &gt; </text:span><text:span text:style-name="_5f_pointillés_20_gris">……</text:span></text:h>
        <text:h text:style-name="_5f_Paragraphe" text:outline-level="1"><text:span text:style-name="_5f_pointillés_20_gris">……… </text:span><text:span text:style-name="_5f_Caractères">&gt; ─3 251,2 &gt; </text:span><text:span text:style-name="_5f_pointillés_20_gris">………</text:span></text:h>
        <text:h text:style-name="_5f_Paragraphe" text:outline-level="1"><text:span text:style-name="_5f_pointillés_20_gris">……… </text:span><text:span text:style-name="_5f_Caractères">&lt; ─4 928,9 &lt; </text:span><text:span text:style-name="_5f_pointillés_20_gris">………</text:span></text:h>
      </text:section>
      <text:list text:continue-numbering="true" text:style-name="_5f_Numérotation_20_des_20_exercices">
        <text:list-header>
          <text:h text:style-name="P50" text:outline-level="1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2359" draw:display-name="Dashed (var) 2359" draw:style="rect" draw:dots1="1" draw:dots1-length="0.001cm" draw:dots2="1" draw:dots2-length="0.001cm" draw:distance="0.001cm"/>
    <draw:stroke-dash draw:name="Dashed_20__28_var_29__20_2372" draw:display-name="Dashed (var) 2372" draw:style="rect" draw:dots1="1" draw:dots1-length="0.001cm" draw:dots2="1" draw:dots2-length="0.001cm" draw:distance="0.001cm"/>
    <draw:stroke-dash draw:name="Dashed_20__28_var_29__20_2745" draw:display-name="Dashed (var) 2745" draw:style="rect" draw:dots1="1" draw:dots1-length="0.001cm" draw:dots2="1" draw:dots2-length="0.001cm" draw:distance="0.001cm"/>
    <draw:stroke-dash draw:name="Dashed_20__28_var_29__20_2747" draw:display-name="Dashed (var) 2747" draw:style="rect" draw:dots1="1" draw:dots1-length="0.001cm" draw:dots2="1" draw:dots2-length="0.001cm" draw:distance="0.001cm"/>
    <draw:stroke-dash draw:name="Dashed_20__28_var_29__20_2748" draw:display-name="Dashed (var) 2748" draw:style="rect" draw:dots1="1" draw:dots1-length="0.001cm" draw:dots2="1" draw:dots2-length="0.001cm" draw:distance="0.001cm"/>
    <draw:stroke-dash draw:name="Dashed_20__28_var_29__20_2750" draw:display-name="Dashed (var) 2750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9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1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44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4</text:span></text:p></draw:text-box></draw:frame><draw:line text:anchor-type="paragraph" draw:z-index="53" draw:name="Ligne_Entete_Impair_Numerique_2col" draw:style-name="Mgr5" draw:text-style-name="MP4" svg:x1="16.023cm" svg:y1="0.36cm" svg:x2="20.496cm" svg:y2="0.36cm"><text:p/></draw:line><draw:line text:anchor-type="paragraph" draw:z-index="45" draw:name="Ligne_Verticale_Impair_Numerique_2col" draw:style-name="Mgr5" draw:text-style-name="MP4" svg:x1="9.477cm" svg:y1="2.007cm" svg:x2="9.477cm" svg:y2="27.044cm"><text:p/></draw:line>Comparaison de nombres relatifs</text:p>
      </style:header>
      <style:header-left>
        <text:p text:style-name="MP1"><draw:path text:anchor-type="paragraph" draw:z-index="20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2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56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4</text:span></text:p></draw:text-box></draw:frame><draw:line text:anchor-type="paragraph" draw:z-index="54" draw:name="Ligne_Entete_Pair_Numerique_2col" draw:style-name="Mgr5" draw:text-style-name="MP4" svg:x1="16.023cm" svg:y1="0.36cm" svg:x2="20.496cm" svg:y2="0.36cm"><text:p/></draw:line><draw:line text:anchor-type="paragraph" draw:z-index="55" draw:name="Ligne_Verticale_Pair_Numerique_2col" draw:style-name="Mgr5" draw:text-style-name="MP4" svg:x1="9.477cm" svg:y1="2.007cm" svg:x2="9.477cm" svg:y2="27.044cm"><text:p/></draw:line>Comparaison de nombres relatif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46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Nombres relatif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61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4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62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3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8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65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7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66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8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3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4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57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60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6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58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59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7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3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Nombres relatif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69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1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70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2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73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4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4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52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75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5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6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5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86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0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4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87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1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5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7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8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88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2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6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89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3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7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9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0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96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00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0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97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01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1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3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4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94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98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8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95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99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9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1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2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38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4" draw:name="Ligne_Entete_Impair_Programmation_2col" draw:style-name="Mgr20" draw:text-style-name="MP4" svg:x1="16.023cm" svg:y1="0.36cm" svg:x2="20.496cm" svg:y2="0.36cm"><text:p/></draw:line><draw:frame text:anchor-type="paragraph" draw:z-index="42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39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5" draw:name="Ligne_Entete_Pair_Programmation_2col" draw:style-name="Mgr20" draw:text-style-name="MP4" svg:x1="16.023cm" svg:y1="0.36cm" svg:x2="20.496cm" svg:y2="0.36cm"><text:p/></draw:line><draw:frame text:anchor-type="paragraph" draw:z-index="43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7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8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36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2" draw:name="Ligne_Entete_Impair_Programmation_1col" draw:style-name="Mgr20" draw:text-style-name="MP4" svg:x1="16.023cm" svg:y1="0.36cm" svg:x2="20.496cm" svg:y2="0.36cm"><text:p/></draw:line><draw:frame text:anchor-type="paragraph" draw:z-index="40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37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3" draw:name="Ligne_Entete_Pair_Programmation_1col" draw:style-name="Mgr20" draw:text-style-name="MP4" svg:x1="16.023cm" svg:y1="0.36cm" svg:x2="20.496cm" svg:y2="0.36cm"><text:p/></draw:line><draw:frame text:anchor-type="paragraph" draw:z-index="41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5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6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5T13:51:54.237000000</meta:creation-date>
    <dc:date>2024-06-17T08:15:48.294770819</dc:date>
    <meta:editing-duration>PT11H56S</meta:editing-duration>
    <meta:editing-cycles>130</meta:editing-cycles>
    <meta:generator>LibreOffice/7.6.1.2$Linux_X86_64 LibreOffice_project/f5defcebd022c5bc36bbb79be232cb6926d8f674</meta:generator>
    <meta:document-statistic meta:table-count="2" meta:image-count="0" meta:object-count="0" meta:page-count="1" meta:paragraph-count="175" meta:word-count="564" meta:character-count="2835" meta:non-whitespace-character-count="2386"/>
    <meta:template xlink:type="simple" xlink:actuate="onRequest" xlink:title="Modele_Cahier" xlink:href="../../../../../../Modele_Cahier.ott" meta:date="2024-03-02T09:46:07.205140257"/>
  </office:meta>
</office:document-meta>
</file>